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1" style:family="paragraph">
      <loext:graphic-properties draw:fill-color="#ffffff"/>
    </style:style>
    <style:style style:name="P2" style:family="paragraph">
      <style:paragraph-properties fo:margin-top="0.305cm" fo:margin-bottom="0cm" fo:text-align="start"/>
    </style:style>
    <style:style style:name="P3" style:family="paragraph">
      <loext:graphic-properties draw:fill-color="#ffffff"/>
      <style:paragraph-properties fo:margin-top="0.305cm" fo:margin-bottom="0cm" fo:text-align="start"/>
    </style:style>
    <style:style style:name="P4" style:family="paragraph">
      <style:paragraph-properties fo:margin-top="0.305cm" fo:margin-bottom="0cm"/>
    </style:style>
    <style:style style:name="P5" style:family="paragraph">
      <loext:graphic-properties draw:fill-color="#ffffff"/>
      <style:text-properties fo:font-size="32pt"/>
    </style:style>
    <style:style style:name="P6" style:family="paragraph">
      <style:text-properties fo:font-size="20pt"/>
    </style:style>
    <style:style style:name="P7" style:family="paragraph">
      <loext:graphic-properties draw:fill-color="#ffffff"/>
      <style:text-properties fo:font-size="20pt"/>
    </style:style>
    <style:style style:name="P8" style:family="paragraph">
      <style:paragraph-properties fo:margin-top="0.254cm" fo:margin-bottom="0cm" fo:text-align="start"/>
      <style:text-properties fo:font-size="32pt"/>
    </style:style>
    <style:style style:name="P9" style:family="paragraph">
      <loext:graphic-properties draw:fill-color="#ffffff"/>
      <style:paragraph-properties fo:margin-top="0.254cm" fo:margin-bottom="0cm" fo:text-align="start"/>
      <style:text-properties fo:font-size="32pt"/>
    </style:style>
    <style:style style:name="P10" style:family="paragraph">
      <style:paragraph-properties fo:margin-top="0.305cm" fo:margin-bottom="0cm" fo:text-align="start"/>
      <style:text-properties fo:font-size="18pt" style:font-size-asian="18pt" style:font-size-complex="18pt"/>
    </style:style>
    <style:style style:name="P11" style:family="paragraph">
      <style:paragraph-properties fo:text-align="start"/>
      <style:text-properties fo:font-size="18pt" style:font-size-asian="18pt" style:font-size-complex="18pt"/>
    </style:style>
    <style:style style:name="P12" style:family="paragraph">
      <loext:graphic-properties draw:fill-color="#ffffff"/>
      <style:paragraph-properties fo:margin-top="0.305cm" fo:margin-bottom="0cm" fo:text-align="start"/>
      <style:text-properties fo:font-size="18pt" style:font-size-asian="18pt" style:font-size-complex="18pt"/>
    </style:style>
    <style:style style:name="T1" style:family="text">
      <style:text-properties fo:font-size="34pt" style:font-size-asian="34pt" style:font-size-complex="34pt"/>
    </style:style>
    <style:style style:name="T2" style:family="text">
      <style:text-properties fo:font-size="18pt" fo:font-style="normal" style:font-size-asian="18pt" style:font-style-asian="normal" style:font-size-complex="18pt" style:font-style-complex="normal"/>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user-transformed="true">
          <draw:text-box>
            <text:p>Agile Process<text:line-break/><text:span text:style-name="T1">for software development team management</text:span></text:p>
          </draw:text-box>
        </draw:frame>
        <draw:frame presentation:style-name="pr2" draw:text-style-name="P1" draw:layer="layout" svg:width="25.199cm" svg:height="12.179cm" svg:x="1.4cm" svg:y="4.914cm" presentation:class="subtitle" presentation:user-transformed="true">
          <draw:text-box>
            <text:list text:style-name="L1">
              <text:list-item>
                <text:p>What is agile software development?</text:p>
              </text:list-item>
              <text:list-item>
                <text:p>What advantages does it bring?</text:p>
              </text:list-item>
              <text:list-item>
                <text:p>Where is it appropriate?</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user-transformed="true">
            <draw:text-box>
              <text:p>The “Agile Process” is a strategy for software development team management. I will discuss what it is, what its advantages are, and what situations call for it.</text:p>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presentation:user-transformed="true">
          <draw:text-box>
            <text:p>What is agile software development?</text:p>
          </draw:text-box>
        </draw:frame>
        <draw:frame presentation:style-name="pr2" draw:text-style-name="P3" draw:layer="layout" svg:width="25.199cm" svg:height="12.179cm" svg:x="1.4cm" svg:y="4.914cm" presentation:class="subtitle" presentation:user-transformed="true">
          <draw:text-box>
            <text:list text:style-name="L1">
              <text:list-item>
                <text:p text:style-name="P2">Project management strategy</text:p>
              </text:list-item>
              <text:list-item>
                <text:p text:style-name="P2">Develop useful software despite frequently changing requirements</text:p>
              </text:list-item>
              <text:list-item>
                <text:p text:style-name="P2">Fewer known goals and documentation</text:p>
              </text:list-item>
              <text:list-item>
                <text:p text:style-name="P2">“Iterations” (“sprints”) of work</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user-transformed="true">
            <draw:text-box>
              <text:list text:style-name="L2">
                <text:list-item>
                  <text:p text:style-name="P2">A strategy for project management in software development teams working for corporate clients</text:p>
                </text:list-item>
                <text:list-item>
                  <text:p text:style-name="P2">Intended to let a team develop useful software without knowing exactly what it is supposed to do at the start of the project, adapting to frequently changing requirements (hence “agile”)</text:p>
                </text:list-item>
                <text:list-item>
                  <text:p text:style-name="P2">To adapt quickly, avoids predefined end goals or detailed documentation</text:p>
                </text:list-item>
                <text:list-item>
                  <text:p text:style-name="P2">Work happens usually in one to four week “iterations”, also called “sprints”, of a predetermined duration, after which a working product is demonstrated to the client</text:p>
                </text:list-item>
                <text:list-item>
                  <text:p text:style-name="P2">Most planning is done on a per-iteration basis by the team members, rather than by management</text:p>
                </text:list-item>
              </text:list>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presentation:user-transformed="true">
          <draw:text-box>
            <text:p>What advantages does agile software development bring?</text:p>
          </draw:text-box>
        </draw:frame>
        <draw:frame presentation:style-name="pr2" draw:text-style-name="P3" draw:layer="layout" svg:width="25.199cm" svg:height="12.179cm" svg:x="1.4cm" svg:y="4.914cm" presentation:class="subtitle" presentation:user-transformed="true">
          <draw:text-box>
            <text:list text:style-name="L1">
              <text:list-item>
                <text:p text:style-name="P4">Work collaboratively with clients</text:p>
              </text:list-item>
              <text:list-item>
                <text:p text:style-name="P4">Avoid expensive losses for clients</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user-transformed="true">
            <draw:text-box>
              <text:list text:style-name="L2">
                <text:list-item>
                  <text:p text:style-name="P2">Promotes collaboration with corporate clients. In the traditional software development process, a client will provide a specification for the software, and that will be implemented. The resulting implementation, when actually used, often reveals deficiencies in the original specification, which is expensive for the clients due to requiring a rewrite or scrapping the project.</text:p>
                </text:list-item>
                <text:list-item>
                  <text:p text:style-name="P2">By frequent iterations each delivering usable software and receiving feedback, and not basing projects around a specification agreed upon at the beginning of the project, agile development attempts to mitigate these losses for the clients.</text:p>
                </text:list-item>
                <text:list-item>
                  <text:p text:style-name="P2"/>
                </text:list-item>
              </text:list>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presentation:user-transformed="true">
          <draw:text-box>
            <text:p>Where is agile software development appropriate?</text:p>
          </draw:text-box>
        </draw:frame>
        <draw:frame presentation:style-name="pr2" draw:text-style-name="P3" draw:layer="layout" svg:width="25.199cm" svg:height="12.179cm" svg:x="1.4cm" svg:y="4.914cm" presentation:class="subtitle" presentation:user-transformed="true">
          <draw:text-box>
            <text:list text:style-name="L1">
              <text:list-item>
                <text:p text:style-name="P4">When various different end products could be good</text:p>
              </text:list-item>
              <text:list-item>
                <text:p text:style-name="P4">When goals are unknown or changing</text:p>
              </text:list-item>
              <text:list-item>
                <text:p text:style-name="P4">But less when goals are exactly know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user-transformed="true">
            <draw:text-box>
              <text:list text:style-name="L2">
                <text:list-item>
                  <text:p text:style-name="P2">Agile software development is useful when the end goals of a project are not known, or have a possibility of changing.</text:p>
                </text:list-item>
                <text:list-item>
                  <text:p text:style-name="P2">Conversely, it is less useful when the end goals are exactly known and guaranteed not to change.</text:p>
                </text:list-item>
                <text:list-item>
                  <text:p text:style-name="P2">Thus, it is generally more useful for new projects, especially when there is a range of acceptable end products, than for projects with fixed goals (such as reimplementing an existing system while maintaining API compatibility).</text:p>
                </text:list-item>
              </text:list>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presentation:user-transformed="true">
          <draw:text-box>
            <text:p>Scrum software development</text:p>
          </draw:text-box>
        </draw:frame>
        <draw:frame presentation:style-name="pr2" draw:text-style-name="P5" draw:layer="layout" svg:width="25.199cm" svg:height="12.179cm" svg:x="1.4cm" svg:y="4.914cm" presentation:class="subtitle" presentation:placeholder="true" presentation:user-transformed="true">
          <draw:text-box/>
        </draw:frame>
        <presentation:notes draw:style-name="dp2">
          <draw:page-thumbnail draw:style-name="gr1" draw:layer="layout" svg:width="14.848cm" svg:height="11.136cm" svg:x="3.075cm" svg:y="2.257cm" draw:page-number="5" presentation:class="page"/>
          <draw:frame presentation:style-name="pr3" draw:text-style-name="P7" draw:layer="layout" svg:width="16.799cm" svg:height="13.364cm" svg:x="2.1cm" svg:y="14.107cm" presentation:class="notes" presentation:user-transformed="true">
            <draw:text-box>
              <text:list text:style-name="L2">
                <text:list-item>
                  <text:p text:style-name="P6">Scrum software development is a structured method for pursuing agile software development.</text:p>
                </text:list-item>
                <text:list-item>
                  <text:p text:style-name="P6">In scrum software development, first, the person in charge of the project defines a prioritized list of features to implement.</text:p>
                </text:list-item>
                <text:list-item>
                  <text:p text:style-name="P6">Second, a series of iterations is undertaken. Within each iteration, first, a feature to implement during the iteration is chosen. Then, each day during the iteration, the team meets and discusses the challenges and progress they have encountered; this meeting happens under the guidance of a designated person. (That meeting is where the name “scrum” comes from, because it is similar to a rugby scrum where a team meets and discusses with their coach.)</text:p>
                </text:list-item>
              </text:list>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presentation:user-transformed="true">
          <draw:text-box>
            <text:p>Two questions from the reading</text:p>
          </draw:text-box>
        </draw:frame>
        <draw:frame presentation:style-name="pr2" draw:text-style-name="P9" draw:layer="layout" svg:width="25.199cm" svg:height="12.179cm" svg:x="1.4cm" svg:y="4.914cm" presentation:class="subtitle" presentation:user-transformed="true">
          <draw:text-box>
            <text:list text:style-name="L1">
              <text:list-item>
                <text:p text:style-name="P8">Are there elements of agile software development that can be useful for individuals’ projects? What about community-maintained free/libre/open-source projects?</text:p>
              </text:list-item>
              <text:list-item>
                <text:p text:style-name="P8"/>
              </text:list-item>
            </text:list>
          </draw:text-box>
        </draw:frame>
        <presentation:notes draw:style-name="dp2">
          <draw:page-thumbnail draw:style-name="gr1" draw:layer="layout" svg:width="14.848cm" svg:height="11.136cm" svg:x="3.075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presentation:user-transformed="true">
          <draw:text-box>
            <text:p>Sources</text:p>
          </draw:text-box>
        </draw:frame>
        <draw:frame presentation:style-name="pr2" draw:text-style-name="P12" draw:layer="layout" svg:width="25.199cm" svg:height="12.179cm" svg:x="1.4cm" svg:y="4.913cm" presentation:class="subtitle" presentation:user-transformed="true">
          <draw:text-box>
            <text:list text:style-name="L1">
              <text:list-item>
                <text:p text:style-name="P10"><text:span text:style-name="T2">Johnny Schneider. </text:span><text:span text:style-name="T3">Understanding Design Thinking, Lean, and Agile</text:span><text:span text:style-name="T2">. O’Reilly Media, 2007.</text:span></text:p>
              </text:list-item>
              <text:list-item>
                <text:p text:style-name="P10"><text:span text:style-name="T4">“</text:span><text:span text:style-name="T4">Understanding Agile — In Simple Words” http://www.abodeqa.com/understanding-agile-in-simple-words/</text:span></text:p>
              </text:list-item>
              <text:list-item>
                <text:p text:style-name="P11"><text:span text:style-name="T4">“</text:span><text:span text:style-name="T4">A Beginners Guide To Understanding The Agile Method” https://linchpinseo.com/the-agile-method/</text:span></text:p>
              </text:list-item>
              <text:list-item>
                <text:p text:style-name="P11"><text:span text:style-name="T4">“</text:span><text:span text:style-name="T4">Agile &amp; Waterfall Methodologies – A Side-By-Side Comparison” http://www.base36.com/2012/12/agile-waterfall-methodologies-a-side-by-side-comparison/</text:span></text:p>
              </text:list-item>
              <text:list-item>
                <text:p text:style-name="P11"><text:span text:style-name="T4">“</text:span><text:span text:style-name="T4">Agile Development — Advantages, Disadvantages, and when to use it?” https://www.360logica.com/blog/agile-development-advantages-disadvantages-and-when-to-use-it/</text:span></text:p>
              </text:list-item>
              <text:list-item>
                <text:p text:style-name="P11"><text:span text:style-name="T4">“</text:span><text:span text:style-name="T4">Three Myths About Agile in Regulated Environments” https://www.ca.com/en/blog-highlight/agile-audits-apples-oranges-three-myths-agile-regulated-environments.html</text:span></text:p>
              </text:list-item>
              <text:list-item>
                <text:p text:style-name="P11"><text:span text:style-name="T4"/></text:p>
              </text:list-item>
              <text:list-item>
                <text:p text:style-name="P11"><text:span text:style-name="T4"/></text:p>
              </text:list-item>
              <text:list-item>
                <text:p text:style-name="P11"><text:span text:style-name="T4"/></text:p>
              </text:list-item>
              <text:list-item>
                <text:p text:style-name="P11"><text:span text:style-name="T4"/></text:p>
              </text:list-item>
              <text:list-item>
                <text:p text:style-name="P11"><text:span text:style-name="T4"/></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6T01:49:00.577353486</meta:creation-date>
    <meta:editing-duration>PT1H5M28S</meta:editing-duration>
    <meta:editing-cycles>22</meta:editing-cycles>
    <meta:generator>LibreOffice/5.4.5.1$Linux_X86_64 LibreOffice_project/40m0$Build-1</meta:generator>
    <dc:date>2018-05-16T04:47:39.543585810</dc:date>
    <meta:document-statistic meta:object-count="49"/>
  </office:meta>
</office:document-meta>
</file>